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317cm"/>
    </style:style>
    <style:style style:name="gr3" style:family="graphic" style:parent-style-name="standard">
      <style:graphic-properties draw:fill="solid" draw:fill-color="#1c1c1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9966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cc9966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cm" draw:marker-start-width="0.148cm" draw:marker-end-width="0.148cm" draw:fill="solid" draw:fill-color="#cc9966" draw:textarea-horizontal-align="justify" draw:textarea-vertical-align="middle" draw:auto-grow-height="false" fo:padding-top="0.126cm" fo:padding-bottom="0.126cm" fo:padding-left="0.251cm" fo:padding-right="0.251cm"/>
    </style:style>
    <style:style style:name="gr7" style:family="graphic" style:parent-style-name="standard">
      <style:graphic-properties svg:stroke-width="0.102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width="0.102cm" svg:stroke-color="#000000" draw:fill="none" draw:fill-color="#ffffff" fo:min-height="3.809cm" fo:padding-top="0.176cm" fo:padding-bottom="0.176cm" fo:padding-left="0.301cm" fo:padding-right="0.301cm"/>
    </style:style>
    <style:style style:name="gr9" style:family="graphic" style:parent-style-name="standard">
      <style:graphic-properties svg:stroke-width="0cm" draw:marker-start-width="0.224cm" draw:marker-end-width="0.224cm" draw:fill="solid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051cm" svg:stroke-color="#ffffff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24cm" draw:marker-end-width="0.224cm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1cm" svg:stroke-color="#000000" draw:fill="none" draw:fill-color="#ffffff" fo:min-height="0.15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fill="none" draw:fill-color="#ffffff" fo:min-height="0.218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fo:min-height="0.335cm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svg:stroke-color="#000000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fill="solid" draw:fill-color="#336699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29cm"/>
    </style:style>
    <style:style style:name="gr18" style:family="graphic" style:parent-style-name="standard">
      <style:graphic-properties svg:stroke-width="0.102cm" svg:stroke-color="#000000" draw:marker-start-width="0.376cm" draw:marker-end-width="0.376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051cm" svg:stroke-color="#000000" draw:fill="none" draw:fill-color="#ffffff" fo:min-height="0.476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cm" svg:stroke-color="#000000" draw:marker-start-width="0.224cm" draw:marker-end-width="0.224cm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svg:stroke-width="0cm" svg:stroke-color="#000000" draw:textarea-horizontal-align="justify" draw:textarea-vertical-align="middle" draw:auto-grow-height="false"/>
    </style:style>
    <style:style style:name="gr23" style:family="graphic" style:parent-style-name="standard">
      <style:graphic-properties svg:stroke-width="0.102cm" svg:stroke-color="#000000" draw:marker-start-width="0.452cm" draw:marker-end-width="0.452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6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0.702cm"/>
    </style:style>
    <style:style style:name="gr28" style:family="graphic" style:parent-style-name="standard">
      <style:graphic-properties draw:stroke="none" svg:stroke-color="#000000" draw:fill="none" draw:fill-color="#ffffff" fo:min-height="0.226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666666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stroke="none" svg:stroke-width="0.051cm" svg:stroke-color="#000000" draw:fill="none" draw:fill-color="#ffffff" fo:min-height="0.477cm" fo:padding-top="0.15cm" fo:padding-bottom="0.15cm" fo:padding-left="0.275cm" fo:padding-right="0.275cm"/>
    </style:style>
    <style:style style:name="gr34" style:family="graphic" style:parent-style-name="standard">
      <style:graphic-properties svg:stroke-width="0.254cm" draw:marker-start-width="0.527cm" draw:marker-end-width="0.527cm" draw:textarea-horizontal-align="center" draw:textarea-vertical-align="middle" fo:padding-top="0.251cm" fo:padding-bottom="0.251cm" fo:padding-left="0.376cm" fo:padding-right="0.376cm"/>
    </style:style>
    <style:style style:name="gr3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6" style:family="graphic" style:parent-style-name="standard">
      <style:graphic-properties svg:stroke-width="0.051cm" draw:marker-start-width="0.224cm" draw:marker-end-width="0.224cm" draw:fill="solid" draw:fill-color="#e6e6ff" draw:textarea-horizontal-align="justify" draw:textarea-vertical-align="middle" draw:auto-grow-height="false" fo:padding-top="0.151cm" fo:padding-bottom="0.151cm" fo:padding-left="0.276cm" fo:padding-right="0.276cm"/>
    </style:style>
    <style:style style:name="gr37" style:family="graphic" style:parent-style-name="standard">
      <style:graphic-properties svg:stroke-width="0cm" draw:marker-start-width="0.224cm" draw:marker-end-width="0.224cm" draw:fill="solid" draw:fill-color="#99cc99" draw:textarea-horizontal-align="justify" draw:textarea-vertical-align="middle" draw:auto-grow-height="false" fo:padding-top="0.125cm" fo:padding-bottom="0.125cm" fo:padding-left="0.25cm" fo:padding-right="0.25cm"/>
    </style:style>
    <style:style style:name="gr38" style:family="graphic" style:parent-style-name="standard">
      <style:graphic-properties svg:stroke-width="0.05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fill="none" draw:fill-color="#ffffff" fo:min-height="0.318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102cm" draw:marker-start-width="0.376cm" draw:marker-end-width="0.376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fill="solid" draw:fill-color="#cc0000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fo:min-height="0.385cm"/>
    </style:style>
    <style:style style:name="gr48" style:family="graphic" style:parent-style-name="objectwithoutfill">
      <style:graphic-properties svg:stroke-width="0.254cm" draw:marker-start-width="0.603cm" draw:marker-end-width="0.603cm" draw:fill="none" draw:textarea-horizontal-align="center" draw:textarea-vertical-align="middle" fo:padding-top="0.25cm" fo:padding-bottom="0.25cm" fo:padding-left="0.375cm" fo:padding-right="0.375cm"/>
    </style:style>
    <style:style style:name="gr49" style:family="graphic" style:parent-style-name="standard">
      <style:graphic-properties svg:stroke-width="0.203cm" draw:marker-start-width="0.527cm" draw:marker-end-width="0.527cm" draw:textarea-horizontal-align="center" draw:textarea-vertical-align="middle" fo:padding-top="0.225cm" fo:padding-bottom="0.225cm" fo:padding-left="0.35cm" fo:padding-right="0.35cm"/>
    </style:style>
    <style:style style:name="gr50" style:family="graphic" style:parent-style-name="standard">
      <style:graphic-properties svg:stroke-width="0.254cm" draw:marker-start-width="0.603cm" draw:marker-end-width="0.603cm" draw:textarea-horizontal-align="center" draw:textarea-vertical-align="middle" fo:padding-top="0.25cm" fo:padding-bottom="0.25cm" fo:padding-left="0.375cm" fo:padding-right="0.375cm"/>
    </style:style>
    <style:style style:name="gr51" style:family="graphic" style:parent-style-name="standard">
      <style:graphic-properties draw:stroke="none" svg:stroke-width="0.051cm" svg:stroke-color="#000000" draw:fill="none" draw:fill-color="#ffffff" fo:min-height="0.176cm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102cm" draw:marker-start-width="0.376cm" draw:marker-end-width="0.376cm" draw:fill="none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width="0.051cm" svg:stroke-color="#000000" draw:fill="none" draw:fill-color="#ffffff" fo:min-height="0.953cm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102cm" svg:stroke-color="#009900" draw:marker-start-width="0.376cm" draw:marker-end-width="0.376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9900" draw:marker-start-width="0.376cm" draw:marker-end-width="0.376cm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width="0.051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000000" draw:fill="none" draw:fill-color="#ffffff" fo:min-height="0.811cm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7pt" style:font-size-asian="7pt" style:font-size-complex="7pt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text-properties fo:color="#ffffff"/>
    </style:style>
    <style:style style:name="P8" style:family="paragraph">
      <style:text-properties fo:color="#ffffff" fo:font-size="9pt" style:font-size-asian="9pt" style:font-size-complex="9pt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color="#ffffff" fo:font-size="7pt" style:font-size-asian="7pt" style:font-size-complex="7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ffff"/>
    </style:style>
    <style:style style:name="T4" style:family="text">
      <style:text-properties fo:color="#ffffff"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0cm" svg:y="0cm">
          <draw:text-box>
            <text:p/>
          </draw:text-box>
        </draw:frame>
        <draw:frame draw:style-name="gr2" draw:layer="layout" svg:width="4.763cm" svg:height="0.725cm" svg:x="11.636cm" svg:y="17.51cm">
          <draw:text-box>
            <text:p>6V batteries, in series</text:p>
          </draw:text-box>
        </draw:frame>
        <draw:g xml:id="id13" draw:id="id13">
          <draw:glue-point draw:id="4" svg:x="-2.503cm" svg:y="0cm"/>
          <draw:glue-point draw:id="5" svg:x="2.496cm" svg:y="0cm"/>
          <draw:glue-point draw:id="6" svg:x="2.496cm" svg:y="0.994cm" draw:escape-direction="right"/>
          <draw:glue-point draw:id="7" svg:x="-2.503cm" svg:y="0.994cm" draw:escape-direction="left"/>
          <draw:glue-point draw:id="8" svg:x="-2.503cm" svg:y="-2.997cm" draw:escape-direction="up"/>
          <draw:glue-point draw:id="9" svg:x="2.496cm" svg:y="-2.997cm" draw:escape-direction="up"/>
          <draw:custom-shape draw:style-name="gr3" draw:text-style-name="P1" draw:layer="layout" svg:width="1.27cm" svg:height="0.794cm" svg:x="17.033cm" svg:y="18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17cm" svg:height="0.317cm" svg:x="17.192cm" svg:y="18.9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17cm" svg:height="0.317cm" svg:x="17.826cm" svg:y="18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7.35cm" svg:y1="19.097cm" svg:x2="17.985cm" svg:y2="19.097cm">
            <text:p/>
          </draw:line>
          <draw:custom-shape draw:style-name="gr6" draw:text-style-name="P1" draw:layer="layout" svg:width="0.159cm" svg:height="0.159cm" svg:x="17.907cm" svg:y="18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59cm" svg:height="0.159cm" svg:x="17.26cm" svg:y="18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1" draw:layer="layout" svg:x1="10.524cm" svg:y1="13.7cm" svg:x2="10.525cm" svg:y2="11.477cm" draw:start-shape="id1" draw:start-glue-point="0" draw:end-shape="id2" draw:end-glue-point="7" svg:d="M10524 13700v-1112h1v-1111" svg:viewBox="0 0 2 2224">
          <text:p/>
        </draw:connector>
        <draw:frame draw:style-name="gr8" draw:layer="layout" svg:width="17.781cm" svg:height="4.161cm" svg:x="1.634cm" svg:y="23.86cm">
          <draw:text-box>
            <text:p>Notes:</text:p>
            <text:list text:style-name="L1">
              <text:list-item>
                <text:p><text:s/>Per MorningStar "Parallel Battery String Wiring for Optimal Charging" technical note, charge controller and loads are connected 'diagonally' across parallel string battery bank.</text:p>
              </text:list-item>
              <text:list-item>
                <text:p><text:s/>Wiring diagram of MidNite Solar MNDC power center was heavily referenced</text:p>
              </text:list-item>
              <text:list-item>
                <text:p><text:s/>Inverter breaker is part of the MNDC power center, smallest size available</text:p>
                <text:list>
                  <text:list-item>
                    <text:p>Inverter manual specifies 100A fuse; need to determine 125A breaker is acceptable</text:p>
                  </text:list-item>
                </text:list>
              </text:list-item>
              <text:list-item>
                <text:p><text:s/>Breaker to GFCI outlet is in place of 3A fuse specified by inverter manual</text:p>
              </text:list-item>
              <text:list-item>
                <text:p><text:s/>GFPD added to satisfy NEC2008, requires proper site grounding</text:p>
              </text:list-item>
            </text:list>
          </draw:text-box>
        </draw:frame>
        <draw:g xml:id="id2" draw:id="id2">
          <draw:glue-point draw:id="4" svg:x="-1.818cm" svg:y="5cm" draw:escape-direction="down"/>
          <draw:glue-point draw:id="5" svg:x="1.818cm" svg:y="5cm" draw:escape-direction="down"/>
          <draw:glue-point draw:id="6" svg:x="0.907cm" svg:y="5cm" draw:escape-direction="down"/>
          <draw:glue-point draw:id="7" svg:x="-0.91cm" svg:y="5cm" draw:escape-direction="down"/>
          <draw:glue-point draw:id="8" svg:x="-2.729cm" svg:y="5cm" draw:escape-direction="down"/>
          <draw:glue-point draw:id="9" svg:x="2.726cm" svg:y="5cm" draw:escape-direction="down"/>
          <draw:glue-point draw:id="10" svg:x="0cm" svg:y="5cm" draw:escape-direction="down"/>
          <draw:glue-point draw:id="11" svg:x="4.547cm" svg:y="-2.997cm" draw:escape-direction="right"/>
          <draw:custom-shape draw:style-name="gr9" draw:text-style-name="P1" draw:layer="layout" svg:width="3.492cm" svg:height="1.588cm" svg:x="9.096cm" svg:y="9.889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9.731cm" svg:y1="10.842cm" svg:x2="9.731cm" svg:y2="10.525cm">
            <text:p/>
          </draw:line>
          <draw:line draw:style-name="gr10" draw:text-style-name="P1" draw:layer="layout" svg:x1="9.731cm" svg:y1="10.525cm" svg:x2="11.953cm" svg:y2="10.525cm">
            <text:p/>
          </draw:line>
          <draw:line draw:style-name="gr10" draw:text-style-name="P1" draw:layer="layout" svg:x1="11.953cm" svg:y1="10.842cm" svg:x2="11.953cm" svg:y2="10.525cm">
            <text:p/>
          </draw:line>
          <draw:line draw:style-name="gr10" draw:text-style-name="P1" draw:layer="layout" svg:x1="11.636cm" svg:y1="10.842cm" svg:x2="11.636cm" svg:y2="10.525cm">
            <text:p/>
          </draw:line>
          <draw:line draw:style-name="gr10" draw:text-style-name="P1" draw:layer="layout" svg:x1="11.001cm" svg:y1="10.842cm" svg:x2="11.001cm" svg:y2="10.525cm">
            <text:p/>
          </draw:line>
          <draw:line draw:style-name="gr10" draw:text-style-name="P1" draw:layer="layout" svg:x1="10.366cm" svg:y1="10.842cm" svg:x2="10.366cm" svg:y2="10.525cm">
            <text:p/>
          </draw:line>
          <draw:custom-shape draw:style-name="gr11" draw:text-style-name="P1" draw:layer="layout" svg:width="0.318cm" svg:height="0.635cm" svg:x="11.318cm" svg:y="10.84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18cm" svg:height="0.635cm" svg:x="11cm" svg:y="10.84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18cm" svg:height="0.635cm" svg:x="10.683cm" svg:y="10.84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18cm" svg:height="0.635cm" svg:x="10.366cm" svg:y="10.84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18cm" svg:height="0.635cm" svg:x="10.048cm" svg:y="10.84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18cm" svg:height="0.635cm" svg:x="9.731cm" svg:y="10.84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18cm" svg:height="0.635cm" svg:x="11.636cm" svg:y="10.84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2.916cm" svg:height="0.58cm" svg:x="9.414cm" svg:y="10.103cm">
            <draw:text-box>
              <text:p><text:span text:style-name="T1">Solar <text:s text:c="2"/>Batt. <text:s/>Load</text:span></text:p>
            </draw:text-box>
          </draw:frame>
          <draw:frame draw:style-name="gr13" draw:text-style-name="P3" draw:layer="layout" svg:width="2.591cm" svg:height="0.712cm" svg:x="9.521cm" svg:y="10.642cm">
            <draw:text-box>
              <text:p><text:span text:style-name="T2">+ – + – + –</text:span></text:p>
            </draw:text-box>
          </draw:frame>
        </draw:g>
        <draw:frame draw:style-name="gr14" draw:layer="layout" svg:width="4.604cm" svg:height="0.775cm" svg:x="8.619cm" svg:y="9.273cm">
          <draw:text-box>
            <text:p text:style-name="P1">10A solar controller</text:p>
          </draw:text-box>
        </draw:frame>
        <draw:connector draw:style-name="gr15" draw:text-style-name="P1" draw:layer="layout" draw:line-skew="1.063cm" svg:x1="10.208cm" svg:y1="11.477cm" svg:x2="4.493cm" svg:y2="7.033cm" draw:start-shape="id2" draw:start-glue-point="4" draw:end-shape="id3" draw:end-glue-point="4" svg:d="M10208 11477v1588h-5715v-6032" svg:viewBox="0 0 5716 6033">
          <text:p/>
        </draw:connector>
        <draw:g xml:id="id3" draw:id="id3">
          <draw:glue-point draw:id="4" svg:x="-1.522cm" svg:y="5cm"/>
          <draw:glue-point draw:id="5" svg:x="-3.694cm" svg:y="4.993cm"/>
          <draw:custom-shape draw:style-name="gr16" draw:text-style-name="P1" draw:layer="layout" svg:width="4.382cm" svg:height="1.588cm" svg:x="2.968cm" svg:y="5.44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10" draw:text-style-name="P1" draw:layer="layout" svg:x1="5.127cm" svg:y1="6.556cm" svg:x2="5.127cm" svg:y2="6.874cm">
              <text:p/>
            </draw:line>
            <draw:line draw:style-name="gr10" draw:text-style-name="P1" draw:layer="layout" svg:x1="4.968cm" svg:y1="6.715cm" svg:x2="5.286cm" svg:y2="6.715cm">
              <text:p/>
            </draw:line>
          </draw:g>
          <draw:line draw:style-name="gr10" draw:text-style-name="P1" draw:layer="layout" svg:x1="4.334cm" svg:y1="6.715cm" svg:x2="4.651cm" svg:y2="6.715cm">
            <text:p/>
          </draw:line>
        </draw:g>
        <draw:frame draw:style-name="gr17" draw:text-style-name="P4" draw:layer="layout" svg:width="3.535cm" svg:height="1.199cm" svg:x="4.016cm" svg:y="5.357cm">
          <draw:text-box>
            <text:p text:style-name="P1"><text:span text:style-name="T3">300W solar panel</text:span></text:p>
          </draw:text-box>
        </draw:frame>
        <draw:connector draw:style-name="gr18" draw:text-style-name="P1" draw:layer="layout" draw:line-skew="-0.861cm" svg:x1="7.349cm" svg:y1="9.413cm" svg:x2="5.159cm" svg:y2="7.033cm" draw:start-shape="id4" draw:end-shape="id3" draw:end-glue-point="2" svg:d="M7349 9413v-2063h-2190v-317" svg:viewBox="0 0 2191 2381">
          <text:p/>
        </draw:connector>
        <draw:frame draw:style-name="gr19" draw:text-style-name="P5" draw:layer="layout" svg:width="2.064cm" svg:height="1.249cm" svg:x="5.127cm" svg:y="11.022cm">
          <draw:text-box>
            <text:p text:style-name="P5">10A</text:p>
            <text:p text:style-name="P5">breaker</text:p>
          </draw:text-box>
        </draw:frame>
        <draw:g xml:id="id4" draw:id="id4">
          <draw:glue-point draw:id="4" svg:x="5.007cm" svg:y="3.122cm" draw:escape-direction="right"/>
          <draw:glue-point draw:id="5" svg:x="5.007cm" svg:y="-3.125cm" draw:escape-direction="right"/>
          <draw:glue-point draw:id="6" svg:x="-4.992cm" svg:y="-3.125cm" draw:escape-direction="left"/>
          <draw:glue-point draw:id="7" svg:x="-4.992cm" svg:y="3.122cm" draw:escape-direction="left"/>
          <draw:custom-shape draw:style-name="gr20" draw:text-style-name="P1" draw:layer="layout" svg:width="0.635cm" svg:height="2.54cm" svg:x="7.032cm" svg:y="9.41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318cm" svg:height="0.159cm" svg:x="7.19cm" svg:y="10.04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98cm" svg:height="0.318cm" svg:x="7.249cm" svg:y="10.20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59cm" svg:height="0.159cm" svg:x="7.274cm" svg:y="9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9cm" svg:height="0.159cm" svg:x="7.269cm" svg:y="11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3" draw:text-style-name="P1" draw:layer="layout" draw:line-skew="0cm 0cm -0.109cm" svg:x1="7.349cm" svg:y1="11.953cm" svg:x2="9.254cm" svg:y2="6.08cm" draw:start-shape="id4" draw:start-glue-point="2" draw:end-shape="id5" draw:end-glue-point="4" svg:d="M7349 11953v526h886v-7034h1019v635" svg:viewBox="0 0 1906 7035">
          <text:p/>
        </draw:connector>
        <draw:g xml:id="id1" draw:id="id1">
          <draw:custom-shape draw:style-name="gr20" draw:text-style-name="P1" draw:layer="layout" svg:width="0.635cm" svg:height="2.54cm" svg:x="10.207cm" svg:y="13.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318cm" svg:height="0.159cm" svg:x="10.365cm" svg:y="14.33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98cm" svg:height="0.318cm" svg:x="10.424cm" svg:y="14.49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59cm" svg:height="0.159cm" svg:x="10.449cm" svg:y="13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9cm" svg:height="0.159cm" svg:x="10.444cm" svg:y="15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glue-point draw:id="4" svg:x="3.596cm" svg:y="2.636cm"/>
          <draw:glue-point draw:id="5" svg:x="-4.211cm" svg:y="2.636cm"/>
          <draw:glue-point draw:id="6" svg:x="-4.211cm" svg:y="-2.675cm"/>
          <draw:glue-point draw:id="7" svg:x="3.596cm" svg:y="-2.675cm"/>
          <draw:custom-shape draw:style-name="gr24" draw:text-style-name="P1" draw:layer="layout" svg:width="0.317cm" svg:height="1.27cm" svg:x="5.706cm" svg:y="21.26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59cm" svg:height="0.159cm" svg:x="5.792cm" svg:y="21.10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59cm" svg:height="0.159cm" svg:x="5.787cm" svg:y="22.5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159cm" svg:height="0.159cm" svg:x="5.909cm" svg:y="22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159cm" svg:height="0.159cm" svg:x="5.674cm" svg:y="22.6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159cm" svg:height="0.159cm" svg:x="5.694cm" svg:y="21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159cm" svg:height="0.159cm" svg:x="5.921cm" svg:y="21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158cm" svg:height="0.635cm" svg:x="5.783cm" svg:y="21.57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083cm" svg:height="0.209cm" svg:x="5.818cm" svg:y="21.609cm">
            <text:p/>
            <draw:enhanced-geometry svg:viewBox="0 0 21600 21600" draw:type="rectangle" draw:enhanced-path="M 0 0 L 21600 0 21600 21600 0 21600 0 0 Z N"/>
          </draw:custom-shape>
        </draw:g>
        <draw:connector draw:style-name="gr26" draw:text-style-name="P1" draw:layer="layout" svg:x1="8.621cm" svg:y1="21.16cm" svg:x2="6.022cm" svg:y2="21.42cm" draw:start-shape="id6" draw:start-glue-point="5" draw:end-shape="id7" draw:end-glue-point="7" svg:d="M8621 21160h-1271v260h-1328" svg:viewBox="0 0 2600 261">
          <text:p/>
        </draw:connector>
        <draw:connector draw:style-name="gr26" draw:text-style-name="P1" draw:layer="layout" draw:line-skew="0.273cm" svg:x1="8.621cm" svg:y1="21.319cm" svg:x2="6.022cm" svg:y2="22.371cm" draw:start-shape="id6" draw:start-glue-point="4" draw:end-shape="id7" draw:end-glue-point="4" svg:d="M8621 21319h-998v1052h-1601" svg:viewBox="0 0 2600 1053">
          <text:p/>
        </draw:connector>
        <draw:frame draw:style-name="gr27" draw:text-style-name="P5" draw:layer="layout" svg:width="1.746cm" svg:height="0.952cm" svg:x="4.016cm" svg:y="21.32cm">
          <draw:text-box>
            <text:p text:style-name="P5">switch</text:p>
          </draw:text-box>
        </draw:frame>
        <draw:frame draw:style-name="gr28" draw:layer="layout" svg:width="3.175cm" svg:height="0.725cm" svg:x="8.302cm" svg:y="21.865cm">
          <draw:text-box>
            <text:p>300W inverter</text:p>
          </draw:text-box>
        </draw:frame>
        <draw:g xml:id="id9" draw:id="id9">
          <draw:glue-point draw:id="4" svg:x="5.007cm" svg:y="-2.503cm"/>
          <draw:glue-point draw:id="5" svg:x="5.007cm" svg:y="2.496cm"/>
          <draw:glue-point draw:id="6" svg:x="-4.992cm" svg:y="2.496cm"/>
          <draw:glue-point draw:id="7" svg:x="-4.992cm" svg:y="-2.503cm"/>
          <draw:custom-shape draw:style-name="gr24" draw:text-style-name="P1" draw:layer="layout" svg:width="0.635cm" svg:height="1.27cm" svg:x="4.175cm" svg:y="16.87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476cm" svg:height="0.318cm" svg:x="4.252cm" svg:y="17.03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5" draw:text-style-name="P1" draw:layer="layout" svg:width="0.476cm" svg:height="0.318cm" svg:x="4.241cm" svg:y="17.66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9" draw:text-style-name="P1" draw:layer="layout" svg:width="0.232cm" svg:height="0.09cm" svg:x="4.369cm" svg:y="17.53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0" draw:text-style-name="P1" draw:layer="layout" svg:width="0.232cm" svg:height="0.09cm" svg:x="4.375cm" svg:y="17.42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5" draw:layer="layout" svg:width="1.587cm" svg:height="1.199cm" svg:x="2.746cm" svg:y="16.946cm">
          <draw:text-box>
            <text:p text:style-name="P5">GFCI</text:p>
            <text:p text:style-name="P5">outlet</text:p>
          </draw:text-box>
        </draw:frame>
        <draw:line draw:style-name="gr31" draw:text-style-name="P1" draw:layer="layout" svg:x1="4.492cm" svg:y1="17.827cm" svg:x2="4.492cm" svg:y2="19.415cm">
          <text:p/>
        </draw:line>
        <draw:frame draw:style-name="gr27" draw:layer="layout" svg:width="3.492cm" svg:height="1.199cm" svg:x="2.905cm" svg:y="19.327cm">
          <draw:text-box>
            <text:p>Long extension cord to tower</text:p>
          </draw:text-box>
        </draw:frame>
        <draw:g xml:id="id8" draw:id="id8">
          <draw:custom-shape draw:style-name="gr20" draw:text-style-name="P1" draw:layer="layout" svg:width="0.635cm" svg:height="2.54cm" svg:x="6.397cm" svg:y="14.017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318cm" svg:height="0.159cm" svg:x="6.555cm" svg:y="14.65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98cm" svg:height="0.318cm" svg:x="6.614cm" svg:y="14.8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59cm" svg:height="0.159cm" svg:x="6.639cm" svg:y="14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159cm" svg:height="0.159cm" svg:x="6.634cm" svg:y="16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5" draw:layer="layout" svg:width="2.063cm" svg:height="1.249cm" svg:x="4.493cm" svg:y="14.197cm">
          <draw:text-box>
            <text:p text:style-name="P5">3A </text:p>
            <text:p text:style-name="P5">breaker</text:p>
          </draw:text-box>
        </draw:frame>
        <draw:frame draw:style-name="gr19" draw:text-style-name="P6" draw:layer="layout" svg:width="2.699cm" svg:height="1.249cm" svg:x="7.667cm" svg:y="13.541cm">
          <draw:text-box>
            <text:p text:style-name="P5">10A</text:p>
            <text:p text:style-name="P5">breaker</text:p>
          </draw:text-box>
        </draw:frame>
        <draw:g xml:id="id22" draw:id="id22">
          <draw:glue-point draw:id="4" svg:x="5.007cm" svg:y="3.748cm" draw:escape-direction="right"/>
          <draw:glue-point draw:id="5" svg:x="5.007cm" svg:y="-3.125cm" draw:escape-direction="right"/>
          <draw:custom-shape draw:style-name="gr20" draw:text-style-name="P1" draw:layer="layout" svg:width="0.953cm" svg:height="3.016cm" svg:x="8.143cm" svg:y="16.71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477cm" svg:height="0.189cm" svg:x="8.38cm" svg:y="17.4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297cm" svg:height="0.378cm" svg:x="8.469cm" svg:y="17.65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239cm" svg:height="0.189cm" svg:x="8.506cm" svg:y="16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238cm" svg:height="0.188cm" svg:x="8.499cm" svg:y="1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6" draw:layer="layout" svg:width="2.064cm" svg:height="1.723cm" svg:x="8.937cm" svg:y="17.51cm">
          <draw:text-box>
            <text:p text:style-name="P6">125A</text:p>
            <text:p text:style-name="P6">inverter</text:p>
            <text:p text:style-name="P6">breaker</text:p>
          </draw:text-box>
        </draw:frame>
        <draw:connector draw:style-name="gr7" draw:text-style-name="P1" draw:layer="layout" svg:x1="6.714cm" svg:y1="16.557cm" svg:x2="4.809cm" svg:y2="17.193cm" draw:start-shape="id8" draw:start-glue-point="2" draw:end-shape="id9" draw:end-glue-point="4" svg:d="M6714 16557v636h-1905" svg:viewBox="0 0 1906 637">
          <text:p/>
        </draw:connector>
        <draw:connector draw:style-name="gr7" draw:text-style-name="P1" draw:layer="layout" draw:line-skew="0.209cm -0.171cm" svg:x1="6.714cm" svg:y1="14.017cm" svg:x2="8.621cm" svg:y2="20.527cm" draw:start-shape="id8" draw:start-glue-point="0" draw:end-shape="id6" draw:end-glue-point="8" svg:d="M6714 14017v-317h953v6827h954" svg:viewBox="0 0 1908 6828">
          <text:p/>
        </draw:connector>
        <draw:connector draw:style-name="gr7" draw:text-style-name="P1" draw:layer="layout" svg:x1="8.621cm" svg:y1="20.844cm" svg:x2="4.809cm" svg:y2="17.826cm" draw:start-shape="id6" draw:start-glue-point="9" draw:end-shape="id9" draw:end-glue-point="5" svg:d="M8621 20844h-1906v-3018h-1906" svg:viewBox="0 0 3813 3019">
          <text:p/>
        </draw:connector>
        <draw:g>
          <draw:path draw:style-name="gr32" draw:text-style-name="P1" xml:id="id6" draw:id="id6" draw:layer="layout" svg:width="2.856cm" svg:height="1.905cm" svg:x="8.62cm" svg:y="20.05cm" svg:viewBox="0 0 2857 1906" svg:d="M609 0h1163c18 0 36 1 54 3 26-2 52-3 79-3 540 0 952 412 952 952s-412 953-952 953c-24 0-48-1-72-3-20 3-41 4-61 4h-1163c-305 0-609-304-609-609v-688c0-305 304-609 609-609z">
            <draw:glue-point draw:id="4" svg:x="-4.998cm" svg:y="1.663cm"/>
            <draw:glue-point draw:id="5" svg:x="-4.998cm" svg:y="0.828cm"/>
            <draw:glue-point draw:id="6" svg:x="4.445cm" svg:y="2.492cm"/>
            <draw:glue-point draw:id="7" svg:x="4.445cm" svg:y="-1.668cm"/>
            <draw:glue-point draw:id="8" svg:x="-4.998cm" svg:y="-2.502cm"/>
            <draw:glue-point draw:id="9" svg:x="-4.998cm" svg:y="-0.839cm"/>
            <draw:glue-point draw:id="10" svg:x="2.222cm" svg:y="4.16cm" draw:escape-direction="right"/>
            <text:p/>
          </draw:path>
          <draw:frame draw:style-name="gr33" draw:text-style-name="P7" draw:layer="layout" svg:width="1.27cm" svg:height="0.777cm" svg:x="10.366cm" svg:y="20.701cm">
            <draw:text-box>
              <text:p><text:span text:style-name="T3">DC</text:span></text:p>
            </draw:text-box>
          </draw:frame>
          <draw:frame draw:style-name="gr33" draw:text-style-name="P7" draw:layer="layout" svg:width="1.27cm" svg:height="0.777cm" svg:x="8.461cm" svg:y="20.368cm">
            <draw:text-box>
              <text:p><text:span text:style-name="T3">AC</text:span></text:p>
            </draw:text-box>
          </draw:frame>
          <draw:frame draw:style-name="gr33" draw:text-style-name="P8" draw:layer="layout" svg:width="1.746cm" svg:height="0.777cm" svg:x="8.461cm" svg:y="20.943cm">
            <draw:text-box>
              <text:p><text:span text:style-name="T4">on/off</text:span></text:p>
            </draw:text-box>
          </draw:frame>
        </draw:g>
        <draw:connector draw:style-name="gr34" draw:text-style-name="P1" draw:layer="layout" svg:x1="11.317cm" svg:y1="21.477cm" svg:x2="18.774cm" svg:y2="19.876cm" draw:start-shape="id6" draw:start-glue-point="6" draw:end-shape="id10" draw:end-glue-point="3" svg:d="M11317 21477h7457v-1601" svg:viewBox="0 0 7458 1602">
          <text:p/>
        </draw:connector>
        <draw:frame draw:style-name="gr35" draw:text-style-name="P5" draw:layer="layout" svg:width="3.068cm" svg:height="1.301cm" svg:x="15.394cm" svg:y="19.384cm">
          <draw:text-box>
            <text:p text:style-name="P5">100A/100mV</text:p>
            <text:p text:style-name="P5">shunt</text:p>
          </draw:text-box>
        </draw:frame>
        <draw:g xml:id="id12" draw:id="id12">
          <draw:glue-point draw:id="4" svg:x="-1.251cm" svg:y="3.748cm"/>
          <draw:glue-point draw:id="5" svg:x="0cm" svg:y="3.748cm"/>
          <draw:glue-point draw:id="6" svg:x="1.248cm" svg:y="3.748cm"/>
          <draw:glue-point draw:id="7" svg:x="-2.5cm" svg:y="3.748cm"/>
          <draw:glue-point draw:id="8" svg:x="-3.751cm" svg:y="3.748cm"/>
          <draw:custom-shape draw:style-name="gr36" draw:text-style-name="P1" draw:layer="layout" svg:width="2.54cm" svg:height="2.54cm" svg:x="14.335cm" svg:y="8.6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1.271cm" svg:height="1.905cm" svg:x="14.969cm" svg:y="8.93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1.587cm" svg:height="0.317cm" svg:x="14.494cm" svg:y="10.683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" draw:layer="layout" svg:x1="14.812cm" svg:y1="11.001cm" svg:x2="14.812cm" svg:y2="10.683cm">
            <text:p/>
          </draw:line>
          <draw:line draw:style-name="gr39" draw:text-style-name="P1" draw:layer="layout" svg:x1="15.129cm" svg:y1="11.001cm" svg:x2="15.129cm" svg:y2="10.683cm">
            <text:p/>
          </draw:line>
          <draw:line draw:style-name="gr39" draw:text-style-name="P1" draw:layer="layout" svg:x1="15.447cm" svg:y1="11.001cm" svg:x2="15.447cm" svg:y2="10.683cm">
            <text:p/>
          </draw:line>
          <draw:line draw:style-name="gr39" draw:text-style-name="P1" draw:layer="layout" svg:x1="15.764cm" svg:y1="11.001cm" svg:x2="15.764cm" svg:y2="10.683cm">
            <text:p/>
          </draw:line>
          <draw:frame draw:style-name="gr40" draw:text-style-name="P9" draw:layer="layout" svg:width="1.111cm" svg:height="1.891cm" draw:transform="rotate (1.5707963267949) translate (14.384cm 10.842cm)">
            <draw:text-box>
              <text:p><text:span text:style-name="T5">B2+</text:span></text:p>
              <text:p><text:span text:style-name="T5">B1+</text:span></text:p>
              <text:p><text:span text:style-name="T5">SIG</text:span></text:p>
              <text:p><text:span text:style-name="T5">G2</text:span></text:p>
              <text:p><text:span text:style-name="T5">G1</text:span></text:p>
            </draw:text-box>
          </draw:frame>
        </draw:g>
        <draw:frame draw:style-name="gr14" draw:layer="layout" svg:width="3.492cm" svg:height="0.775cm" svg:x="14.017cm" svg:y="7.985cm">
          <draw:text-box>
            <text:p>battery monitor</text:p>
          </draw:text-box>
        </draw:frame>
        <draw:connector draw:style-name="gr41" draw:text-style-name="P1" draw:layer="layout" svg:x1="11.318cm" svg:y1="13.064cm" svg:x2="14.97cm" svg:y2="10.841cm" draw:start-shape="id11" draw:start-glue-point="0" draw:end-shape="id12" draw:end-glue-point="7" svg:d="M11318 13064v-952h3652v-1271" svg:viewBox="0 0 3653 2224">
          <text:p/>
        </draw:connector>
        <draw:g xml:id="id11" draw:id="id11">
          <draw:custom-shape draw:style-name="gr42" draw:text-style-name="P1" draw:layer="layout" svg:width="0.317cm" svg:height="1.112cm" svg:x="11.16cm" svg:y="13.064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" draw:layer="layout" svg:x1="11.16cm" svg:y1="13.223cm" svg:x2="11.477cm" svg:y2="13.223cm">
            <text:p/>
          </draw:line>
        </draw:g>
        <draw:frame draw:style-name="gr14" draw:text-style-name="P6" draw:layer="layout" svg:width="3.017cm" svg:height="1.249cm" svg:x="11.318cm" svg:y="13.065cm">
          <draw:text-box>
            <text:p text:style-name="P6">2A fast-blow inline fuse</text:p>
          </draw:text-box>
        </draw:frame>
        <draw:connector draw:style-name="gr41" draw:text-style-name="P1" draw:layer="layout" draw:line-skew="-2.791cm" svg:x1="17.351cm" svg:y1="18.781cm" svg:x2="15.288cm" svg:y2="10.841cm" draw:start-shape="id13" draw:start-glue-point="8" draw:end-shape="id12" draw:end-glue-point="4" svg:d="M17351 18781v-6669h-2063v-1271" svg:viewBox="0 0 2064 7941">
          <text:p/>
        </draw:connector>
        <draw:connector draw:style-name="gr41" draw:text-style-name="P1" draw:layer="layout" draw:line-skew="-2.855cm" svg:x1="15.605cm" svg:y1="10.841cm" svg:x2="17.844cm" svg:y2="18.14cm" draw:start-shape="id12" draw:start-glue-point="5" draw:end-shape="id14" draw:end-glue-point="3" svg:d="M15605 10841v954h2239v6345" svg:viewBox="0 0 2240 7300">
          <text:p/>
        </draw:connector>
        <draw:connector draw:style-name="gr39" draw:text-style-name="P1" xml:id="id15" draw:id="id15" draw:layer="layout" draw:type="line" svg:x1="17.984cm" svg:y1="18.781cm" svg:x2="18.141cm" svg:y2="18.157cm" draw:start-shape="id13" draw:start-glue-point="9" svg:d="M17984 18781l157-624" svg:viewBox="0 0 158 625">
          <text:p/>
        </draw:connector>
        <draw:connector draw:style-name="gr39" draw:text-style-name="P1" draw:layer="layout" draw:type="lines" draw:line-skew="-0.209cm -6.154cm" svg:x1="15.921cm" svg:y1="10.841cm" svg:x2="18.141cm" svg:y2="18.157cm" draw:start-shape="id12" draw:start-glue-point="6" draw:end-shape="id15" draw:end-glue-point="3" svg:d="M15921 10841v636h2220v6680" svg:viewBox="0 0 2221 7317">
          <text:p/>
        </draw:connector>
        <draw:connector draw:style-name="gr43" draw:text-style-name="P1" draw:layer="layout" draw:line-skew="-2.535cm" svg:x1="18.785cm" svg:y1="18.479cm" svg:x2="10.842cm" svg:y2="11.477cm" draw:start-shape="id16" draw:start-glue-point="3" draw:end-shape="id2" draw:end-glue-point="10" svg:d="M18785 18479v-6049h-7943v-953" svg:viewBox="0 0 7944 7003">
          <text:p/>
        </draw:connector>
        <draw:g xml:id="id20" draw:id="id20">
          <draw:glue-point draw:id="4" svg:x="-2.498cm" svg:y="-1.377cm"/>
          <draw:glue-point draw:id="5" svg:x="2.498cm" svg:y="-1.377cm" draw:escape-direction="right"/>
          <draw:custom-shape draw:style-name="gr44" draw:text-style-name="P1" draw:layer="layout" svg:width="1.905cm" svg:height="1.27cm" svg:x="14.052cm" svg:y="14.6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0.318cm" svg:height="0.318cm" svg:x="14.369cm" svg:y="14.94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318cm" svg:height="0.318cm" svg:x="15.321cm" svg:y="14.94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10" draw:layer="layout" svg:width="0.766cm" svg:height="0.738cm" svg:x="14.079cm" svg:y="15.208cm">
            <draw:text-box>
              <text:p><text:span text:style-name="T6">+</text:span></text:p>
            </draw:text-box>
          </draw:frame>
          <draw:frame draw:style-name="gr47" draw:text-style-name="P10" draw:layer="layout" svg:width="0.635cm" svg:height="0.738cm" svg:x="15.163cm" svg:y="15.164cm">
            <draw:text-box>
              <text:p><text:span text:style-name="T6">–</text:span></text:p>
            </draw:text-box>
          </draw:frame>
        </draw:g>
        <draw:g xml:id="id19" draw:id="id19">
          <draw:glue-point draw:id="4" svg:x="-2.498cm" svg:y="-1.377cm"/>
          <draw:glue-point draw:id="5" svg:x="2.503cm" svg:y="-1.377cm"/>
          <draw:custom-shape draw:style-name="gr44" draw:text-style-name="P1" draw:layer="layout" svg:width="1.905cm" svg:height="1.27cm" svg:x="14.052cm" svg:y="16.2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0.318cm" svg:height="0.318cm" svg:x="14.369cm" svg:y="16.53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318cm" svg:height="0.318cm" svg:x="15.321cm" svg:y="16.53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10" draw:layer="layout" svg:width="0.766cm" svg:height="0.738cm" svg:x="14.079cm" svg:y="16.795cm">
            <draw:text-box>
              <text:p><text:span text:style-name="T6">+</text:span></text:p>
            </draw:text-box>
          </draw:frame>
          <draw:frame draw:style-name="gr47" draw:text-style-name="P10" draw:layer="layout" svg:width="0.635cm" svg:height="0.738cm" svg:x="15.163cm" svg:y="16.751cm">
            <draw:text-box>
              <text:p><text:span text:style-name="T6">–</text:span></text:p>
            </draw:text-box>
          </draw:frame>
        </draw:g>
        <draw:g xml:id="id18" draw:id="id18">
          <draw:glue-point draw:id="4" svg:x="-2.498cm" svg:y="-1.377cm"/>
          <draw:glue-point draw:id="5" svg:x="2.503cm" svg:y="-1.377cm"/>
          <draw:custom-shape draw:style-name="gr44" draw:text-style-name="P1" draw:layer="layout" svg:width="1.905cm" svg:height="1.27cm" svg:x="11.829cm" svg:y="14.6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0.318cm" svg:height="0.318cm" svg:x="12.146cm" svg:y="14.94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318cm" svg:height="0.318cm" svg:x="13.098cm" svg:y="14.94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10" draw:layer="layout" svg:width="0.766cm" svg:height="0.738cm" svg:x="11.856cm" svg:y="15.208cm">
            <draw:text-box>
              <text:p><text:span text:style-name="T6">+</text:span></text:p>
            </draw:text-box>
          </draw:frame>
          <draw:frame draw:style-name="gr47" draw:text-style-name="P10" draw:layer="layout" svg:width="0.635cm" svg:height="0.738cm" svg:x="12.94cm" svg:y="15.164cm">
            <draw:text-box>
              <text:p><text:span text:style-name="T6">–</text:span></text:p>
            </draw:text-box>
          </draw:frame>
        </draw:g>
        <draw:g xml:id="id17" draw:id="id17">
          <draw:glue-point draw:id="4" svg:x="-2.498cm" svg:y="-1.377cm" draw:escape-direction="left"/>
          <draw:glue-point draw:id="5" svg:x="2.503cm" svg:y="-1.377cm"/>
          <draw:custom-shape draw:style-name="gr44" draw:text-style-name="P1" draw:layer="layout" svg:width="1.905cm" svg:height="1.27cm" svg:x="11.829cm" svg:y="16.2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0.318cm" svg:height="0.318cm" svg:x="12.146cm" svg:y="16.53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318cm" svg:height="0.318cm" svg:x="13.098cm" svg:y="16.53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10" draw:layer="layout" svg:width="0.766cm" svg:height="0.738cm" svg:x="11.856cm" svg:y="16.795cm">
            <draw:text-box>
              <text:p><text:span text:style-name="T6">+</text:span></text:p>
            </draw:text-box>
          </draw:frame>
          <draw:frame draw:style-name="gr47" draw:text-style-name="P10" draw:layer="layout" svg:width="0.635cm" svg:height="0.738cm" svg:x="12.94cm" svg:y="16.751cm">
            <draw:text-box>
              <text:p><text:span text:style-name="T6">–</text:span></text:p>
            </draw:text-box>
          </draw:frame>
        </draw:g>
        <draw:connector draw:style-name="gr48" draw:text-style-name="P1" draw:layer="layout" draw:type="line" svg:x1="12.306cm" svg:y1="16.696cm" svg:x2="12.306cm" svg:y2="15.109cm" draw:start-shape="id17" draw:start-glue-point="4" draw:end-shape="id18" draw:end-glue-point="4" svg:d="M12306 16696v-1587" svg:viewBox="0 0 1 1588">
          <text:p/>
        </draw:connector>
        <draw:connector draw:style-name="gr48" draw:text-style-name="P1" draw:layer="layout" draw:type="line" svg:x1="13.257cm" svg:y1="16.696cm" svg:x2="14.529cm" svg:y2="16.696cm" draw:start-shape="id17" draw:start-glue-point="5" draw:end-shape="id19" draw:end-glue-point="4" svg:d="M13257 16696h1272" svg:viewBox="0 0 1273 1">
          <text:p/>
        </draw:connector>
        <draw:connector draw:style-name="gr48" draw:text-style-name="P1" draw:layer="layout" draw:type="line" svg:x1="13.257cm" svg:y1="15.109cm" svg:x2="14.529cm" svg:y2="15.109cm" draw:start-shape="id18" draw:start-glue-point="5" draw:end-shape="id20" draw:end-glue-point="4" svg:d="M13257 15109h1272" svg:viewBox="0 0 1273 1">
          <text:p/>
        </draw:connector>
        <draw:connector draw:style-name="gr48" draw:text-style-name="P1" draw:layer="layout" draw:type="line" svg:x1="15.48cm" svg:y1="16.696cm" svg:x2="15.479cm" svg:y2="15.109cm" draw:start-shape="id19" draw:start-glue-point="5" draw:end-shape="id20" draw:end-glue-point="5" svg:d="M15480 16696l-1-1587" svg:viewBox="0 0 2 1588">
          <text:p/>
        </draw:connector>
        <draw:connector draw:style-name="gr15" draw:text-style-name="P1" draw:layer="layout" svg:x1="10.524cm" svg:y1="16.24cm" svg:x2="9.569cm" svg:y2="16.86cm" draw:start-shape="id1" draw:start-glue-point="2" draw:end-shape="id21" draw:end-glue-point="3" svg:d="M10524 16240v620h-955" svg:viewBox="0 0 956 621">
          <text:p/>
        </draw:connector>
        <draw:connector draw:style-name="gr49" draw:text-style-name="P1" draw:layer="layout" svg:x1="15.479cm" svg:y1="15.109cm" svg:x2="17.351cm" svg:y2="19.096cm" draw:start-shape="id20" draw:start-glue-point="5" draw:end-shape="id13" draw:end-glue-point="7" svg:d="M15479 15109h1016v3987h856" svg:viewBox="0 0 1873 3988">
          <text:p/>
        </draw:connector>
        <draw:connector draw:style-name="gr39" draw:text-style-name="P1" xml:id="id14" draw:id="id14" draw:layer="layout" draw:type="line" svg:x1="17.984cm" svg:y1="18.781cm" svg:x2="17.844cm" svg:y2="18.14cm" draw:start-shape="id13" draw:start-glue-point="9" svg:d="M17984 18781l-140-641" svg:viewBox="0 0 141 642">
          <text:p/>
        </draw:connector>
        <draw:connector draw:style-name="gr50" draw:text-style-name="P1" draw:layer="layout" svg:x1="11.317cm" svg:y1="20.686cm" svg:x2="9.096cm" svg:y2="19.354cm" draw:start-shape="id6" draw:start-glue-point="7" draw:end-shape="id22" draw:end-glue-point="4" svg:d="M11317 20686h661v-1332h-2882" svg:viewBox="0 0 2883 1333">
          <text:p/>
        </draw:connector>
        <draw:connector draw:style-name="gr39" draw:text-style-name="P1" xml:id="id23" draw:id="id23" draw:layer="layout" draw:type="line" svg:x1="12.306cm" svg:y1="16.696cm" svg:x2="11.324cm" svg:y2="15.915cm" draw:start-shape="id17" draw:start-glue-point="4" svg:d="M12306 16696l-982-781" svg:viewBox="0 0 983 782">
          <text:p/>
        </draw:connector>
        <draw:connector draw:style-name="gr39" draw:text-style-name="P1" draw:layer="layout" draw:type="line" svg:x1="11.324cm" svg:y1="15.915cm" svg:x2="11.318cm" svg:y2="14.176cm" draw:start-shape="id23" draw:start-glue-point="3" draw:end-shape="id11" draw:end-glue-point="2" svg:d="M11324 15915l-6-1739" svg:viewBox="0 0 7 1740">
          <text:p/>
        </draw:connector>
        <draw:connector draw:style-name="gr50" draw:text-style-name="P1" draw:layer="layout" draw:line-skew="0.686cm" svg:x1="9.096cm" svg:y1="17.282cm" svg:x2="12.306cm" svg:y2="16.696cm" draw:start-shape="id22" draw:start-glue-point="5" draw:end-shape="id17" draw:end-glue-point="4" svg:d="M9096 17282h2064v-586h1146" svg:viewBox="0 0 3211 587">
          <text:p/>
        </draw:connector>
        <draw:g xml:id="id5" draw:id="id5">
          <draw:glue-point draw:id="4" svg:x="-2.503cm" svg:y="-5cm" draw:escape-direction="up"/>
          <draw:glue-point draw:id="5" svg:x="-2.503cm" svg:y="5cm" draw:escape-direction="down"/>
          <draw:glue-point draw:id="6" svg:x="2.496cm" svg:y="5cm" draw:escape-direction="down"/>
          <draw:glue-point draw:id="7" svg:x="2.496cm" svg:y="-5cm" draw:escape-direction="up"/>
          <draw:g>
            <draw:custom-shape draw:style-name="gr20" draw:text-style-name="P1" draw:layer="layout" svg:width="0.635cm" svg:height="2.54cm" svg:x="9.096cm" svg:y="6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" draw:layer="layout" svg:width="0.318cm" svg:height="0.159cm" svg:x="9.254cm" svg:y="6.7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" draw:layer="layout" svg:width="0.198cm" svg:height="0.318cm" svg:x="9.313cm" svg:y="6.8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" draw:layer="layout" svg:width="0.159cm" svg:height="0.159cm" svg:x="9.338cm" svg:y="6.2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" draw:layer="layout" svg:width="0.159cm" svg:height="0.159cm" svg:x="9.333cm" svg:y="8.2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" draw:text-style-name="P1" draw:layer="layout" svg:width="0.635cm" svg:height="2.54cm" svg:x="9.731cm" svg:y="6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" draw:layer="layout" svg:width="0.318cm" svg:height="0.159cm" svg:x="9.889cm" svg:y="6.7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" draw:layer="layout" svg:width="0.198cm" svg:height="0.318cm" svg:x="9.948cm" svg:y="6.8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" draw:layer="layout" svg:width="0.159cm" svg:height="0.159cm" svg:x="9.973cm" svg:y="6.2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" draw:layer="layout" svg:width="0.159cm" svg:height="0.159cm" svg:x="9.968cm" svg:y="8.2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1" draw:text-style-name="P11" draw:layer="layout" svg:width="1.905cm" svg:height="0.543cm" svg:x="8.778cm" svg:y="7.191cm">
            <draw:text-box>
              <text:p text:style-name="P1"><text:span text:style-name="T7">63A <text:s text:c="3"/>0.5A</text:span></text:p>
            </draw:text-box>
          </draw:frame>
        </draw:g>
        <draw:connector draw:style-name="gr43" draw:text-style-name="P1" draw:layer="layout" draw:line-skew="0cm 0cm 0.745cm" svg:x1="9.254cm" svg:y1="8.62cm" svg:x2="9.89cm" svg:y2="11.477cm" draw:start-shape="id5" draw:start-glue-point="5" draw:end-shape="id2" draw:end-glue-point="8" svg:d="M9254 8620v647h-659v3480h1295v-1270" svg:viewBox="0 0 1296 4128">
          <text:p/>
        </draw:connector>
        <draw:connector draw:style-name="gr43" draw:text-style-name="P1" draw:layer="layout" draw:line-skew="-0.109cm 0.293cm" svg:x1="10.205cm" svg:y1="6.08cm" svg:x2="17.984cm" svg:y2="19.096cm" draw:start-shape="id5" draw:start-glue-point="7" draw:end-shape="id13" draw:end-glue-point="6" svg:d="M10205 6080v-635h8892v13651h-1113" svg:viewBox="0 0 8893 13652">
          <text:p/>
        </draw:connector>
        <draw:connector draw:style-name="gr52" draw:text-style-name="P1" xml:id="id10" draw:id="id10" draw:layer="layout" draw:type="line" svg:x1="17.984cm" svg:y1="19.096cm" svg:x2="18.774cm" svg:y2="19.876cm" draw:start-shape="id13" draw:start-glue-point="6" svg:d="M17984 19096l790 780" svg:viewBox="0 0 791 781">
          <text:p/>
        </draw:connector>
        <draw:connector draw:style-name="gr52" draw:text-style-name="P1" xml:id="id16" draw:id="id16" draw:layer="layout" draw:type="line" svg:x1="17.984cm" svg:y1="19.096cm" svg:x2="18.785cm" svg:y2="18.479cm" draw:start-shape="id13" draw:start-glue-point="6" svg:d="M17984 19096l801-617" svg:viewBox="0 0 802 618">
          <text:p/>
        </draw:connector>
        <draw:frame draw:style-name="gr53" draw:layer="layout" svg:width="3.652cm" svg:height="1.723cm" svg:x="10.207cm" svg:y="6.103cm">
          <draw:text-box>
            <text:p>ground fault</text:p>
            <text:p>protection device (GFPD)</text:p>
          </draw:text-box>
        </draw:frame>
        <draw:g xml:id="id25" draw:id="id25">
          <draw:glue-point draw:id="4" svg:x="0cm" svg:y="-5cm"/>
          <draw:line draw:style-name="gr54" draw:text-style-name="P1" draw:layer="layout" svg:x1="12.588cm" svg:y1="22.272cm" svg:x2="13.54cm" svg:y2="22.272cm">
            <text:p/>
          </draw:line>
          <draw:line draw:style-name="gr54" draw:text-style-name="P1" draw:layer="layout" svg:x1="12.747cm" svg:y1="22.431cm" svg:x2="13.382cm" svg:y2="22.431cm">
            <text:p/>
          </draw:line>
          <draw:line draw:style-name="gr54" draw:text-style-name="P1" draw:layer="layout" svg:x1="12.905cm" svg:y1="22.59cm" svg:x2="13.223cm" svg:y2="22.59cm">
            <text:p/>
          </draw:line>
          <draw:line draw:style-name="gr54" draw:text-style-name="P1" draw:layer="layout" svg:x1="13.064cm" svg:y1="22.272cm" svg:x2="13.064cm" svg:y2="21.796cm">
            <text:p/>
          </draw:line>
        </draw:g>
        <draw:connector draw:style-name="gr55" draw:text-style-name="P1" draw:layer="layout" draw:line-skew="0cm 0cm 0.393cm" svg:x1="10.205cm" svg:y1="8.62cm" svg:x2="12.429cm" svg:y2="8.143cm" draw:start-shape="id5" draw:start-glue-point="6" draw:end-shape="id24" draw:end-glue-point="4" svg:d="M10205 8620v526h1088v-1161h1136v158" svg:viewBox="0 0 2225 1162">
          <text:p/>
        </draw:connector>
        <draw:g xml:id="id24" draw:id="id24">
          <draw:glue-point draw:id="4" svg:x="0cm" svg:y="-5cm"/>
          <draw:line draw:style-name="gr54" draw:text-style-name="P1" draw:layer="layout" svg:x1="11.953cm" svg:y1="8.619cm" svg:x2="12.905cm" svg:y2="8.619cm">
            <text:p/>
          </draw:line>
          <draw:line draw:style-name="gr54" draw:text-style-name="P1" draw:layer="layout" svg:x1="12.112cm" svg:y1="8.778cm" svg:x2="12.747cm" svg:y2="8.778cm">
            <text:p/>
          </draw:line>
          <draw:line draw:style-name="gr54" draw:text-style-name="P1" draw:layer="layout" svg:x1="12.27cm" svg:y1="8.937cm" svg:x2="12.588cm" svg:y2="8.937cm">
            <text:p/>
          </draw:line>
          <draw:line draw:style-name="gr54" draw:text-style-name="P1" draw:layer="layout" svg:x1="12.429cm" svg:y1="8.619cm" svg:x2="12.429cm" svg:y2="8.143cm">
            <text:p/>
          </draw:line>
        </draw:g>
        <draw:connector draw:style-name="gr55" draw:text-style-name="P1" draw:layer="layout" draw:line-skew="0cm 0.551cm" svg:x1="10.682cm" svg:y1="21.795cm" svg:x2="13.064cm" svg:y2="21.796cm" draw:start-shape="id6" draw:start-glue-point="10" draw:end-shape="id25" draw:end-glue-point="4" svg:d="M10682 21795h1326v1h1056" svg:viewBox="0 0 2383 2">
          <text:p/>
        </draw:connector>
        <draw:g xml:id="id26" draw:id="id26">
          <draw:glue-point draw:id="4" svg:x="0cm" svg:y="-5cm"/>
          <draw:line draw:style-name="gr54" draw:text-style-name="P1" draw:layer="layout" svg:x1="12.906cm" svg:y1="11.477cm" svg:x2="13.858cm" svg:y2="11.477cm">
            <text:p/>
          </draw:line>
          <draw:line draw:style-name="gr54" draw:text-style-name="P1" draw:layer="layout" svg:x1="13.065cm" svg:y1="11.636cm" svg:x2="13.7cm" svg:y2="11.636cm">
            <text:p/>
          </draw:line>
          <draw:line draw:style-name="gr54" draw:text-style-name="P1" draw:layer="layout" svg:x1="13.223cm" svg:y1="11.795cm" svg:x2="13.541cm" svg:y2="11.795cm">
            <text:p/>
          </draw:line>
          <draw:line draw:style-name="gr54" draw:text-style-name="P1" draw:layer="layout" svg:x1="13.382cm" svg:y1="11.477cm" svg:x2="13.382cm" svg:y2="11.001cm">
            <text:p/>
          </draw:line>
        </draw:g>
        <draw:connector draw:style-name="gr55" draw:text-style-name="P1" draw:layer="layout" svg:x1="12.429cm" svg:y1="10.208cm" svg:x2="13.382cm" svg:y2="11.001cm" draw:start-shape="id2" draw:start-glue-point="11" draw:end-shape="id26" draw:end-glue-point="4" svg:d="M12429 10208h953v793" svg:viewBox="0 0 954 794">
          <text:p/>
        </draw:connector>
        <draw:connector draw:style-name="gr52" draw:text-style-name="P1" xml:id="id21" draw:id="id21" draw:layer="layout" draw:type="line" svg:x1="9.096cm" svg:y1="17.282cm" svg:x2="9.569cm" svg:y2="16.86cm" draw:start-shape="id22" draw:start-glue-point="5" svg:d="M9096 17282l473-422" svg:viewBox="0 0 474 423">
          <text:p/>
        </draw:connector>
        <draw:g xml:id="id27" draw:id="id27">
          <draw:glue-point draw:id="4" svg:x="2.519cm" svg:y="5.018cm"/>
          <draw:glue-point draw:id="5" svg:x="1.007cm" svg:y="-1.67cm"/>
          <draw:glue-point draw:id="6" svg:x="1.668cm" svg:y="5.005cm"/>
          <draw:glue-point draw:id="7" svg:x="-1.668cm" svg:y="5.005cm"/>
          <draw:custom-shape draw:style-name="gr56" draw:text-style-name="P1" draw:layer="layout" svg:width="0.953cm" svg:height="0.476cm" svg:x="5.285cm" svg:y="8.6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7" draw:text-style-name="P1" draw:layer="layout" svg:width="0.953cm" svg:height="0.159cm" svg:x="5.285cm" svg:y="9.096cm">
            <text:p/>
            <draw:enhanced-geometry svg:viewBox="0 0 21600 21600" draw:mirror-vertical="false" draw:glue-points="?f6 10800 10800 21600 ?f5 10800 10800 0" draw:text-areas="?f3 ?f3 ?f4 ?f4" draw:type="trapezoid" draw:modifiers="3008.0251770259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7" draw:text-style-name="P1" draw:layer="layout" svg:width="0.278cm" svg:height="0.067cm" svg:x="5.639cm" svg:y="8.69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8" draw:text-style-name="P1" draw:layer="layout" svg:width="0.318cm" svg:height="0.298cm" svg:x="5.603cm" svg:y="9.275cm">
            <text:p/>
            <draw:enhanced-geometry svg:viewBox="0 0 21600 21600" draw:type="rectangle" draw:enhanced-path="M 0 0 L 21600 0 21600 21600 0 21600 0 0 Z N"/>
          </draw:custom-shape>
        </draw:g>
        <draw:g xml:id="id28" draw:id="id28">
          <draw:glue-point draw:id="4" svg:x="0cm" svg:y="-5cm"/>
          <draw:line draw:style-name="gr54" draw:text-style-name="P1" draw:layer="layout" svg:x1="5.286cm" svg:y1="10.683cm" svg:x2="6.238cm" svg:y2="10.683cm">
            <text:p/>
          </draw:line>
          <draw:line draw:style-name="gr54" draw:text-style-name="P1" draw:layer="layout" svg:x1="5.445cm" svg:y1="10.842cm" svg:x2="6.08cm" svg:y2="10.842cm">
            <text:p/>
          </draw:line>
          <draw:line draw:style-name="gr54" draw:text-style-name="P1" draw:layer="layout" svg:x1="5.603cm" svg:y1="11.001cm" svg:x2="5.921cm" svg:y2="11.001cm">
            <text:p/>
          </draw:line>
          <draw:line draw:style-name="gr54" draw:text-style-name="P1" draw:layer="layout" svg:x1="5.762cm" svg:y1="10.683cm" svg:x2="5.762cm" svg:y2="10.207cm">
            <text:p/>
          </draw:line>
        </draw:g>
        <draw:connector draw:style-name="gr43" draw:text-style-name="P1" draw:layer="layout" draw:line-skew="0.109cm" svg:x1="5.603cm" svg:y1="9.572cm" svg:x2="4.493cm" svg:y2="7.033cm" draw:start-shape="id27" draw:start-glue-point="7" draw:end-shape="id3" draw:end-glue-point="4" svg:d="M5603 9572v636h-1110v-3175" svg:viewBox="0 0 1111 3176">
          <text:p/>
        </draw:connector>
        <draw:connector draw:style-name="gr43" draw:text-style-name="P1" draw:layer="layout" draw:line-skew="-2.589cm -1.477cm" svg:x1="5.919cm" svg:y1="9.572cm" svg:x2="7.349cm" svg:y2="9.413cm" draw:start-shape="id27" draw:start-glue-point="6" draw:end-shape="id4" draw:end-glue-point="0" svg:d="M5919 9572v318h796v-1003h634v526" svg:viewBox="0 0 1431 1004">
          <text:p/>
        </draw:connector>
        <draw:frame draw:style-name="gr59" draw:text-style-name="P1" draw:layer="layout" svg:width="2.698cm" svg:height="1.249cm" svg:x="4.493cm" svg:y="7.508cm">
          <draw:text-box>
            <text:p text:style-name="P1">surge suppressor</text:p>
          </draw:text-box>
        </draw:frame>
        <draw:connector draw:style-name="gr54" draw:text-style-name="P1" draw:layer="layout" draw:type="line" svg:x1="5.762cm" svg:y1="10.207cm" svg:x2="5.761cm" svg:y2="9.573cm" draw:start-shape="id28" draw:start-glue-point="4" draw:end-shape="id27" draw:end-glue-point="2" svg:d="M5762 10207l-1-634" svg:viewBox="0 0 2 635">
          <text:p/>
        </draw:connector>
        <draw:g xml:id="id29" draw:id="id29">
          <draw:glue-point draw:id="4" svg:x="0cm" svg:y="-5cm"/>
          <draw:line draw:style-name="gr54" draw:text-style-name="P1" draw:layer="layout" svg:x1="3.064cm" svg:y1="9.73cm" svg:x2="4.016cm" svg:y2="9.73cm">
            <text:p/>
          </draw:line>
          <draw:line draw:style-name="gr54" draw:text-style-name="P1" draw:layer="layout" svg:x1="3.223cm" svg:y1="9.889cm" svg:x2="3.858cm" svg:y2="9.889cm">
            <text:p/>
          </draw:line>
          <draw:line draw:style-name="gr54" draw:text-style-name="P1" draw:layer="layout" svg:x1="3.381cm" svg:y1="10.048cm" svg:x2="3.699cm" svg:y2="10.048cm">
            <text:p/>
          </draw:line>
          <draw:line draw:style-name="gr54" draw:text-style-name="P1" draw:layer="layout" svg:x1="3.54cm" svg:y1="9.73cm" svg:x2="3.54cm" svg:y2="9.254cm">
            <text:p/>
          </draw:line>
        </draw:g>
        <draw:connector draw:style-name="gr54" draw:text-style-name="P1" draw:layer="layout" draw:type="line" svg:x1="3.54cm" svg:y1="9.254cm" svg:x2="3.541cm" svg:y2="7.031cm" draw:start-shape="id29" draw:start-glue-point="4" draw:end-shape="id3" draw:end-glue-point="5" svg:d="M3540 9254l1-2223" svg:viewBox="0 0 2 2224">
          <text:p/>
        </draw:connector>
        <draw:g xml:id="id30" draw:id="id30">
          <draw:glue-point draw:id="4" svg:x="0cm" svg:y="-5cm"/>
          <draw:line draw:style-name="gr54" draw:text-style-name="P1" draw:layer="layout" svg:x1="17.51cm" svg:y1="10.683cm" svg:x2="18.462cm" svg:y2="10.683cm">
            <text:p/>
          </draw:line>
          <draw:line draw:style-name="gr54" draw:text-style-name="P1" draw:layer="layout" svg:x1="17.669cm" svg:y1="10.842cm" svg:x2="18.304cm" svg:y2="10.842cm">
            <text:p/>
          </draw:line>
          <draw:line draw:style-name="gr54" draw:text-style-name="P1" draw:layer="layout" svg:x1="17.827cm" svg:y1="11.001cm" svg:x2="18.145cm" svg:y2="11.001cm">
            <text:p/>
          </draw:line>
          <draw:line draw:style-name="gr54" draw:text-style-name="P1" draw:layer="layout" svg:x1="17.986cm" svg:y1="10.683cm" svg:x2="17.986cm" svg:y2="10.207cm">
            <text:p/>
          </draw:line>
        </draw:g>
        <draw:connector draw:style-name="gr55" draw:text-style-name="P1" draw:layer="layout" svg:x1="16.875cm" svg:y1="9.89cm" svg:x2="17.986cm" svg:y2="10.207cm" draw:start-shape="id12" draw:start-glue-point="1" draw:end-shape="id30" draw:end-glue-point="4" svg:d="M16875 9890h1111v317" svg:viewBox="0 0 1112 318">
          <text:p/>
        </draw:connector>
        <draw:frame draw:style-name="gr33" draw:text-style-name="P7" draw:layer="layout" svg:width="1.27cm" svg:height="0.777cm" svg:x="8.461cm" svg:y="20.367cm">
          <draw:text-box>
            <text:p><text:span text:style-name="T3">AC</text:span></text:p>
          </draw:text-box>
        </draw:frame>
        <draw:frame draw:style-name="gr60" draw:layer="layout" svg:width="6.985cm" svg:height="1.361cm" svg:x="2.27cm" svg:y="2.27cm">
          <draw:text-box>
            <text:p>Photovoltaic system for low power consumption configur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1H4M54S</meta:editing-duration>
    <meta:editing-cycles>33</meta:editing-cycles>
    <meta:generator>LibreOffice/4.2.4.2$Windows_x86 LibreOffice_project/63150712c6d317d27ce2db16eb94c2f3d7b699f8</meta:generator>
    <dc:date>2014-09-17T21:39:18.487000000</dc:date>
    <meta:print-date>2014-09-17T15:59:39.843000000</meta:print-date>
    <meta:document-statistic meta:object-count="221"/>
  </office:meta>
</office:document-meta>
</file>